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303cm" svg:height="12.065cm" svg:x="1cm" svg:y="0.873cm">
          <text:p text:style-name="P1">Configur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033cm" svg:height="6.604cm" svg:x="1.635cm" svg:y="2.016cm">
          <text:p text:style-name="P2">GlobalConfi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1.524cm" svg:x="2.651cm" svg:y="4.81cm">
          <text:p text:style-name="P2">AS5Confi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1.524cm" svg:x="2.524cm" svg:y="3.032cm">
          <text:p text:style-name="P2">AS7Confi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033cm" svg:height="3.175cm" svg:x="1.635cm" svg:y="9.128cm">
          <text:p text:style-name="P2">List&lt;ModuleSpecificProperty&gt;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763cm" svg:height="12.065cm" svg:x="1.001cm" svg:y="14.174cm">
          <text:p text:style-name="P1">MigrationContex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033cm" svg:height="5.241cm" svg:x="1.636cm" svg:y="15.317cm">
          <text:p text:style-name="P2">Map&lt;Class, IMigrator&gt; migrator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1.524cm" svg:x="2.652cm" svg:y="18.111cm">
          <text:p text:style-name="P2">AS5Confi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1.524cm" svg:x="2.525cm" svg:y="16.333cm">
          <text:p text:style-name="P2">AS7Confi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588cm" svg:height="3.175cm" svg:x="1.636cm" svg:y="22.429cm">
          <text:p text:style-name="P2">Map&lt;Class, MigrationData&gt; migrationData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2" draw:layer="layout" svg:width="4.699cm" svg:height="2.032cm" svg:x="1cm" svg:y="1cm">
          <text:p text:style-name="P2">MigratorAp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53cm" svg:height="2.032cm" svg:x="11.16cm" svg:y="1cm">
          <text:p text:style-name="P2">MigratorEngin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2.159cm" svg:x="3.286cm" svg:y="3.54cm">
          <text:p text:style-name="P2">MigrationContex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1.905cm" svg:x="6.08cm" svg:y="1cm">
          <text:p text:style-name="P2">Configur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center" fo:padding-top="0.125cm" fo:padding-bottom="0.125cm" fo:padding-left="0.25cm" fo:padding-right="0.25cm" draw:shadow="hidden" draw:shadow-offset-x="0.2cm" draw:shadow-offset-y="0.2cm" draw:shadow-color="#808080" draw:measure-align="left-outside" draw:measure-vertical-align="above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ndra </meta:initial-creator>
    <meta:creation-date>2013-03-26T22:52:50</meta:creation-date>
    <dc:date>2013-03-27T11:30:56</dc:date>
    <dc:creator>ondra </dc:creator>
    <meta:editing-duration>PT10H46M40S</meta:editing-duration>
    <meta:editing-cycles>3</meta:editing-cycles>
    <meta:generator>LibreOffice/3.6$Linux_X86_64 LibreOffice_project/360m1$Build-2</meta:generator>
    <meta:document-statistic meta:object-count="14"/>
  </office:meta>
</office:document-meta>
</file>